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iddenHorzOCR" svg:font-family="HiddenHorzOCR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1cm" style:rel-column-width="4116*"/>
    </style:style>
    <style:style style:name="Table1.B" style:family="table-column">
      <style:table-column-properties style:column-width="14.921cm" style:rel-column-width="6141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15.921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.921cm" table:align="margins" style:writing-mode="lr-tb"/>
    </style:style>
    <style:style style:name="Table3.A" style:family="table-column">
      <style:table-column-properties style:column-width="1cm" style:rel-column-width="4116*"/>
    </style:style>
    <style:style style:name="Table3.B" style:family="table-column">
      <style:table-column-properties style:column-width="14.921cm" style:rel-column-width="6141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5.921cm" table:align="margins" style:writing-mode="lr-tb"/>
    </style:style>
    <style:style style:name="Table4.A" style:family="table-column">
      <style:table-column-properties style:column-width="15.921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5.921cm" table:align="margins" style:writing-mode="lr-tb"/>
    </style:style>
    <style:style style:name="Table5.A" style:family="table-column">
      <style:table-column-properties style:column-width="1cm" style:rel-column-width="4116*"/>
    </style:style>
    <style:style style:name="Table5.B" style:family="table-column">
      <style:table-column-properties style:column-width="14.921cm" style:rel-column-width="6141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5.921cm" table:align="margins" style:writing-mode="lr-tb"/>
    </style:style>
    <style:style style:name="Table6.A" style:family="table-column">
      <style:table-column-properties style:column-width="15.921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5.921cm" table:align="margins" style:writing-mode="lr-tb"/>
    </style:style>
    <style:style style:name="Table7.A" style:family="table-column">
      <style:table-column-properties style:column-width="1cm" style:rel-column-width="4116*"/>
    </style:style>
    <style:style style:name="Table7.B" style:family="table-column">
      <style:table-column-properties style:column-width="14.921cm" style:rel-column-width="6141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8" style:family="table">
      <style:table-properties style:width="15.921cm" table:align="margins" style:writing-mode="lr-tb"/>
    </style:style>
    <style:style style:name="Table8.A" style:family="table-column">
      <style:table-column-properties style:column-width="15.921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5.921cm" table:align="margins" style:writing-mode="lr-tb"/>
    </style:style>
    <style:style style:name="Table9.A" style:family="table-column">
      <style:table-column-properties style:column-width="1cm" style:rel-column-width="4116*"/>
    </style:style>
    <style:style style:name="Table9.B" style:family="table-column">
      <style:table-column-properties style:column-width="14.921cm" style:rel-column-width="61419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10" style:family="table">
      <style:table-properties style:width="15.921cm" table:align="margins" style:writing-mode="lr-tb"/>
    </style:style>
    <style:style style:name="Table10.A" style:family="table-column">
      <style:table-column-properties style:column-width="15.921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.921cm" table:align="margins" style:writing-mode="lr-tb"/>
    </style:style>
    <style:style style:name="Table11.A" style:family="table-column">
      <style:table-column-properties style:column-width="1cm" style:rel-column-width="4116*"/>
    </style:style>
    <style:style style:name="Table11.B" style:family="table-column">
      <style:table-column-properties style:column-width="14.921cm" style:rel-column-width="61419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2" style:family="table">
      <style:table-properties style:width="15.921cm" table:align="margins" style:writing-mode="lr-tb"/>
    </style:style>
    <style:style style:name="Table12.A" style:family="table-column">
      <style:table-column-properties style:column-width="15.921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.921cm" table:align="margins" style:writing-mode="lr-tb"/>
    </style:style>
    <style:style style:name="Table13.A" style:family="table-column">
      <style:table-column-properties style:column-width="1cm" style:rel-column-width="4116*"/>
    </style:style>
    <style:style style:name="Table13.B" style:family="table-column">
      <style:table-column-properties style:column-width="14.921cm" style:rel-column-width="61419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4" style:family="table">
      <style:table-properties style:width="15.921cm" table:align="margins" style:writing-mode="lr-tb"/>
    </style:style>
    <style:style style:name="Table14.A" style:family="table-column">
      <style:table-column-properties style:column-width="15.921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5.921cm" table:align="margins" style:writing-mode="lr-tb"/>
    </style:style>
    <style:style style:name="Table15.A" style:family="table-column">
      <style:table-column-properties style:column-width="1cm" style:rel-column-width="4116*"/>
    </style:style>
    <style:style style:name="Table15.B" style:family="table-column">
      <style:table-column-properties style:column-width="14.921cm" style:rel-column-width="61419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6" style:family="table">
      <style:table-properties style:width="15.921cm" table:align="margins" style:writing-mode="lr-tb"/>
    </style:style>
    <style:style style:name="Table16.A" style:family="table-column">
      <style:table-column-properties style:column-width="15.921cm" style:rel-column-width="65535*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5.921cm" table:align="margins" style:writing-mode="lr-tb"/>
    </style:style>
    <style:style style:name="Table17.A" style:family="table-column">
      <style:table-column-properties style:column-width="1cm" style:rel-column-width="4116*"/>
    </style:style>
    <style:style style:name="Table17.B" style:family="table-column">
      <style:table-column-properties style:column-width="14.921cm" style:rel-column-width="61419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8" style:family="table">
      <style:table-properties style:width="15.921cm" table:align="margins" style:writing-mode="lr-tb"/>
    </style:style>
    <style:style style:name="Table18.A" style:family="table-column">
      <style:table-column-properties style:column-width="15.921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.921cm" table:align="margins" style:writing-mode="lr-tb"/>
    </style:style>
    <style:style style:name="Table19.A" style:family="table-column">
      <style:table-column-properties style:column-width="1cm" style:rel-column-width="4116*"/>
    </style:style>
    <style:style style:name="Table19.B" style:family="table-column">
      <style:table-column-properties style:column-width="14.921cm" style:rel-column-width="61419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20" style:family="table">
      <style:table-properties style:width="15.921cm" table:align="margins" style:writing-mode="lr-tb"/>
    </style:style>
    <style:style style:name="Table20.A" style:family="table-column">
      <style:table-column-properties style:column-width="15.921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.921cm" table:align="margins" style:writing-mode="lr-tb"/>
    </style:style>
    <style:style style:name="Table21.A" style:family="table-column">
      <style:table-column-properties style:column-width="1cm" style:rel-column-width="567*"/>
    </style:style>
    <style:style style:name="Table21.B" style:family="table-column">
      <style:table-column-properties style:column-width="14.921cm" style:rel-column-width="8459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2" style:family="table">
      <style:table-properties style:width="15.921cm" table:align="margins" style:writing-mode="lr-tb"/>
    </style:style>
    <style:style style:name="Table22.A" style:family="table-column">
      <style:table-column-properties style:column-width="15.921cm" style:rel-column-width="65535*"/>
    </style:style>
    <style:style style:name="Table22.A1" style:family="table-cell">
      <style:table-cell-properties fo:padding="0.097cm" fo:border="0.05pt solid #000000"/>
    </style:style>
    <style:style style:name="P1" style:family="paragraph" style:parent-style-name="HTML_20_Preformatted">
      <loext:graphic-properties draw:fill="solid" draw:fill-color="#ffffff"/>
      <style:paragraph-properties style:line-height-at-least="0.55cm" fo:text-align="justify" style:justify-single-word="false" fo:background-color="#ffffff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style:font-size-asian="14pt" style:font-name-complex="Times New Roman1" style:font-size-complex="14pt" style:font-style-complex="italic"/>
    </style:style>
    <style:style style:name="P2" style:family="paragraph" style:parent-style-name="HTML_20_Preformatted">
      <loext:graphic-properties draw:fill="solid" draw:fill-color="#ffffff"/>
      <style:paragraph-properties style:line-height-at-least="0.55cm" fo:background-color="#ffffff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" style:family="paragraph" style:parent-style-name="HTML_20_Preformatted">
      <loext:graphic-properties draw:fill="solid" draw:fill-color="#ffffff"/>
      <style:paragraph-properties fo:margin-left="0cm" fo:margin-right="0cm" style:line-height-at-least="0.55cm" fo:text-align="justify" style:justify-single-word="false" fo:text-indent="1.251cm" style:auto-text-indent="false" fo:background-color="#ffffff"/>
    </style:style>
    <style:style style:name="P4" style:family="paragraph" style:parent-style-name="HTML_20_Preformatted">
      <loext:graphic-properties draw:fill="solid" draw:fill-color="#ffffff"/>
      <style:paragraph-properties fo:margin-left="0cm" fo:margin-right="0cm" style:line-height-at-least="0.55cm" fo:text-indent="1.251cm" style:auto-text-indent="false" fo:background-color="#ffffff"/>
    </style:style>
    <style:style style:name="P5" style:family="paragraph" style:parent-style-name="HTML_20_Preformatted">
      <loext:graphic-properties draw:fill="solid" draw:fill-color="#ffffff"/>
      <style:paragraph-properties fo:margin-left="0cm" fo:margin-right="0cm" style:line-height-at-least="0.55cm" fo:text-indent="1.251cm" style:auto-text-indent="false" fo:background-color="#ffffff"/>
      <style:text-properties fo:color="#000000" style:font-name="Times New Roman" fo:font-size="14pt" style:font-size-asian="14pt" style:font-name-complex="Times New Roman1" style:font-size-complex="14pt"/>
    </style:style>
    <style:style style:name="P6" style:family="paragraph" style:parent-style-name="HTML_20_Preformatted">
      <loext:graphic-properties draw:fill="solid" draw:fill-color="#ffffff"/>
      <style:paragraph-properties fo:margin-left="0cm" fo:margin-right="0cm" style:line-height-at-least="0.55cm" fo:text-align="justify" style:justify-single-word="false" fo:text-indent="1.251cm" style:auto-text-indent="false" fo:background-color="#ffffff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style:font-size-asian="14pt" style:font-name-complex="Times New Roman1" style:font-size-complex="14pt" style:font-style-complex="italic"/>
    </style:style>
    <style:style style:name="P7" style:family="paragraph" style:parent-style-name="HTML_20_Preformatted">
      <loext:graphic-properties draw:fill="solid" draw:fill-color="#ffffff"/>
      <style:paragraph-properties fo:margin-left="0cm" fo:margin-right="0cm" style:line-height-at-least="0.55cm" fo:text-align="justify" style:justify-single-word="false" fo:text-indent="1.251cm" style:auto-text-indent="false" fo:background-color="#ffffff"/>
      <style:text-properties style:font-name="Times New Roman" fo:font-size="14pt" style:font-size-asian="14pt" style:font-name-complex="Times New Roman1" style:font-size-complex="14pt" style:font-style-complex="italic"/>
    </style:style>
    <style:style style:name="P8" style:family="paragraph" style:parent-style-name="Standard">
      <loext:graphic-properties draw:fill="solid" draw:fill-color="#ffffff"/>
      <style:paragraph-properties fo:margin-left="0cm" fo:margin-right="0cm" style:line-height-at-least="0.55cm" fo:text-align="justify" style:justify-single-word="false" fo:text-indent="1.251cm" style:auto-text-indent="false" fo:background-color="#ffffff"/>
      <style:text-properties style:font-name="Times New Roman" fo:font-size="14pt" fo:font-style="italic" officeooo:paragraph-rsid="00092b56" style:font-size-asian="14pt" style:font-style-asian="italic" style:font-name-complex="Times New Roman1" style:font-size-complex="14pt" style:font-style-complex="italic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0" style:family="paragraph" style:parent-style-name="Standard">
      <style:paragraph-properties fo:margin-left="0cm" fo:margin-right="0cm" fo:line-height="100%" fo:text-align="justify" style:justify-single-word="false" fo:text-indent="1.249cm" style:auto-text-indent="false"/>
    </style:style>
    <style:style style:name="P11" style:family="paragraph" style:parent-style-name="Standard">
      <style:paragraph-properties fo:margin-left="0cm" fo:margin-right="0cm" fo:line-height="100%" fo:text-indent="1.249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line-height="100%" fo:text-align="justify" style:justify-single-word="false"/>
    </style:style>
    <style:style style:name="P13" style:family="paragraph" style:parent-style-name="Standard">
      <style:paragraph-properties fo:margin-left="0cm" fo:margin-right="0cm" fo:line-height="100%" fo:text-indent="0cm" style:auto-text-indent="false"/>
    </style:style>
    <style:style style:name="P14" style:family="paragraph" style:parent-style-name="Standard">
      <style:paragraph-properties fo:margin-left="0cm" fo:margin-right="0cm" fo:line-height="100%" fo:text-align="justify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officeooo:paragraph-rsid="00078ff4" style:font-size-asian="14pt" style:font-name-complex="Times New Roman1" style:font-size-complex="14pt"/>
    </style:style>
    <style:style style:name="P19" style:family="paragraph" style:parent-style-name="Standard">
      <loext:graphic-properties draw:fill="solid" draw:fill-color="#ffffff"/>
      <style:paragraph-properties fo:margin-left="0cm" fo:margin-right="0cm" style:line-height-at-least="0.55cm" fo:text-indent="0cm" style:auto-text-indent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">
      <loext:graphic-properties draw:fill="solid" draw:fill-color="#ffffff"/>
      <style:paragraph-properties fo:margin-left="0cm" fo:margin-right="0cm" style:line-height-at-least="0.55cm" fo:text-indent="0cm" style:auto-text-indent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21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3.5pt" style:font-size-asian="13.5pt" style:font-name-complex="Times New Roman1" style:font-size-complex="13.5pt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5" style:family="paragraph" style:parent-style-name="Standard">
      <loext:graphic-properties draw:fill="solid" draw:fill-color="#ffffff"/>
      <style:paragraph-properties fo:margin-left="0cm" fo:margin-right="0cm" style:line-height-at-least="0.55cm" fo:text-indent="0cm" style:auto-text-indent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6" style:family="paragraph" style:parent-style-name="Standard">
      <style:paragraph-properties fo:margin-left="0cm" fo:margin-right="0cm" fo:line-height="100%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27" style:family="paragraph" style:parent-style-name="Standard">
      <style:paragraph-properties fo:margin-left="0cm" fo:margin-right="0cm" fo:line-height="100%" fo:text-indent="0cm" style:auto-text-indent="false"/>
      <style:text-properties fo:font-size="14pt" fo:font-style="italic" officeooo:paragraph-rsid="0007058b" style:font-size-asian="14pt" style:font-style-asian="italic" style:font-size-complex="14pt" style:font-style-complex="italic"/>
    </style:style>
    <style:style style:name="P28" style:family="paragraph" style:parent-style-name="Standard">
      <style:paragraph-properties fo:margin-left="0cm" fo:margin-right="0cm" fo:line-height="100%" fo:text-indent="0cm" style:auto-text-indent="false"/>
      <style:text-properties style:font-name="Courier New" fo:font-size="12pt" style:font-size-asian="12pt" style:font-name-complex="Courier New1" style:font-size-complex="12pt"/>
    </style:style>
    <style:style style:name="P29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 style:font-style-complex="italic"/>
    </style:style>
    <style:style style:name="P30" style:family="paragraph" style:parent-style-name="Standard">
      <style:paragraph-properties fo:margin-left="1.249cm" fo:margin-right="0cm" fo:line-height="100%" fo:text-indent="0cm" style:auto-text-indent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31" style:family="paragraph" style:parent-style-name="Standard">
      <style:paragraph-properties fo:margin-left="1.249cm" fo:margin-right="0cm" fo:line-height="100%" fo:text-indent="0cm" style:auto-text-indent="false"/>
      <style:text-properties style:font-name="Times New Roman" fo:font-size="14pt" fo:font-style="italic" officeooo:paragraph-rsid="00078ff4" style:font-size-asian="14pt" style:font-style-asian="italic" style:font-name-complex="Times New Roman1" style:font-size-complex="14pt"/>
    </style:style>
    <style:style style:name="P32" style:family="paragraph" style:parent-style-name="Preformatted_20_Text">
      <style:text-properties fo:font-size="9pt" style:font-size-asian="9pt" style:font-size-complex="9pt"/>
    </style:style>
    <style:style style:name="P33" style:family="paragraph" style:parent-style-name="Table_20_Contents">
      <style:text-properties officeooo:rsid="0007058b" officeooo:paragraph-rsid="0007058b"/>
    </style:style>
    <style:style style:name="P34" style:family="paragraph" style:parent-style-name="Table_20_Contents">
      <style:text-properties officeooo:rsid="0007058b" officeooo:paragraph-rsid="00078ff4"/>
    </style:style>
    <style:style style:name="P35" style:family="paragraph" style:parent-style-name="Table_20_Contents">
      <style:text-properties fo:font-size="9pt" style:font-size-asian="9pt" style:font-size-complex="9pt"/>
    </style:style>
    <style:style style:name="P36" style:family="paragraph" style:parent-style-name="Table_20_Contents">
      <style:text-properties officeooo:rsid="00078ff4" officeooo:paragraph-rsid="00078ff4"/>
    </style:style>
    <style:style style:name="P37" style:family="paragraph" style:parent-style-name="Table_20_Contents">
      <style:text-properties style:font-name="Times New Roman" fo:font-size="14pt" officeooo:rsid="00078ff4" officeooo:paragraph-rsid="00078ff4" style:font-size-asian="14pt" style:font-name-complex="Times New Roman1" style:font-size-complex="14pt"/>
    </style:style>
    <style:style style:name="P38" style:family="paragraph" style:parent-style-name="Table_20_Contents">
      <style:text-properties style:font-name="Calibri1" fo:font-size="11pt" officeooo:rsid="00078ff4" officeooo:paragraph-rsid="00078ff4" style:font-name-asian="Times New Roman1" style:font-size-asian="11pt" style:font-name-complex="Courier New1" style:font-size-complex="11pt"/>
    </style:style>
    <style:style style:name="P39" style:family="paragraph" style:parent-style-name="Table_20_Contents">
      <style:text-properties style:font-name="Calibri1" fo:font-size="11pt" officeooo:rsid="00092b56" officeooo:paragraph-rsid="00092b56" style:font-name-asian="Times New Roman1" style:font-size-asian="11pt" style:font-name-complex="Courier New1" style:font-size-complex="11pt"/>
    </style:style>
    <style:style style:name="P40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style:font-name="Times New Roman" fo:font-size="14pt" style:font-name-asian="Times New Roman1" style:font-size-asian="14pt" style:language-asian="ru" style:country-asian="RU" style:font-name-complex="Times New Roman1" style:font-size-complex="12pt" style:font-weight-complex="bold"/>
    </style:style>
    <style:style style:name="P4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P4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2pt" style:font-weight-complex="bold"/>
    </style:style>
    <style:style style:name="P4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4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officeooo:rsid="0007058b" officeooo:paragraph-rsid="0007058b" style:font-name-asian="Times New Roman1" style:font-size-asian="14pt" style:language-asian="ru" style:country-asian="RU" style:font-name-complex="Times New Roman1" style:font-size-complex="14pt"/>
    </style:style>
    <style:style style:name="P4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P48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49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fo:language="en" fo:country="US" officeooo:paragraph-rsid="0007058b" style:font-size-asian="14pt" style:font-name-complex="Times New Roman1" style:font-size-complex="14pt"/>
    </style:style>
    <style:style style:name="P50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fo:language="en" fo:country="US" officeooo:paragraph-rsid="00078ff4" style:font-size-asian="14pt" style:font-name-complex="Times New Roman1" style:font-size-complex="14pt"/>
    </style:style>
    <style:style style:name="P51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5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5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54" style:family="paragraph" style:parent-style-name="Standard">
      <loext:graphic-properties draw:fill="solid" draw:fill-color="#ffffff"/>
      <style:paragraph-properties fo:margin-left="0cm" fo:margin-right="0cm" style:line-height-at-least="0.55cm" fo:text-indent="0cm" style:auto-text-indent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55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56" style:family="paragraph" style:parent-style-name="Standard">
      <style:paragraph-properties fo:margin-left="0cm" fo:margin-right="0cm" fo:line-height="100%" fo:text-indent="0cm" style:auto-text-indent="false"/>
      <style:text-properties style:text-position="-42% 100%" fo:font-size="14pt" fo:language="en" fo:country="US" fo:font-style="italic" officeooo:paragraph-rsid="0007058b" style:font-size-asian="14pt" style:font-style-asian="italic" style:font-size-complex="14pt" style:font-style-complex="italic"/>
    </style:style>
    <style:style style:name="P57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  <style:text-properties style:text-position="-42% 100%"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P58" style:family="paragraph" style:parent-style-name="Standard">
      <style:paragraph-properties fo:margin-left="1.249cm" fo:margin-right="0cm" fo:line-height="100%" fo:text-indent="0cm" style:auto-text-indent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59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P60" style:family="paragraph" style:parent-style-name="Standard">
      <style:paragraph-properties fo:line-height="115%" fo:text-align="justify" style:justify-single-word="false"/>
      <style:text-properties style:text-position="-42% 100%" style:font-name="Times New Roman" fo:font-size="14pt" fo:font-style="italic" style:font-size-asian="14pt" style:font-style-asian="italic" style:font-name-complex="Times New Roman1" style:font-size-complex="14pt"/>
    </style:style>
    <style:style style:name="P61" style:family="paragraph" style:parent-style-name="Standard">
      <style:paragraph-properties fo:line-height="150%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62" style:family="paragraph" style:parent-style-name="Standard">
      <style:paragraph-properties fo:line-height="100%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63" style:family="paragraph" style:parent-style-name="Standard">
      <style:paragraph-properties fo:margin-left="0cm" fo:margin-right="0cm" fo:line-height="100%" fo:text-align="justify" style:justify-single-word="false" fo:text-indent="1.249cm" style:auto-text-indent="false"/>
      <style:text-properties style:text-position="0% 100%" style:font-name="Times New Roman" fo:font-size="14pt" style:font-size-asian="14pt" style:font-name-complex="Times New Roman1" style:font-size-complex="14pt"/>
    </style:style>
    <style:style style:name="P64" style:family="paragraph" style:parent-style-name="Standard">
      <style:paragraph-properties fo:margin-left="0cm" fo:margin-right="0cm" fo:line-height="100%" fo:text-indent="1.249cm" style:auto-text-indent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65" style:family="paragraph" style:parent-style-name="Standard">
      <style:paragraph-properties fo:margin-left="0cm" fo:margin-right="0cm" fo:line-height="100%" fo:text-indent="1.249cm" style:auto-text-indent="false"/>
      <style:text-properties style:font-name="Times New Roman" fo:font-size="14pt" fo:font-style="italic" officeooo:paragraph-rsid="00078ff4" style:font-size-asian="14pt" style:font-style-asian="italic" style:font-name-complex="Times New Roman1" style:font-size-complex="14pt"/>
    </style:style>
    <style:style style:name="P66" style:family="paragraph" style:parent-style-name="Standard">
      <style:paragraph-properties fo:margin-left="0cm" fo:margin-right="0cm" fo:line-height="100%" fo:text-indent="1.249cm" style:auto-text-indent="false"/>
      <style:text-properties style:font-name="Times New Roman" fo:font-size="14pt" fo:font-style="italic" officeooo:paragraph-rsid="00092b56" style:font-size-asian="14pt" style:font-style-asian="italic" style:font-name-complex="Times New Roman1" style:font-size-complex="14pt"/>
    </style:style>
    <style:style style:name="P67" style:family="paragraph" style:parent-style-name="HTML_20_Preformatted">
      <loext:graphic-properties draw:fill="solid" draw:fill-color="#ffffff"/>
      <style:paragraph-properties fo:margin-left="0cm" fo:margin-right="0cm" style:line-height-at-least="0.55cm" fo:text-indent="1.251cm" style:auto-text-indent="false" fo:background-color="#ffffff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68" style:family="paragraph" style:parent-style-name="HTML_20_Preformatted">
      <loext:graphic-properties draw:fill="solid" draw:fill-color="#ffffff"/>
      <style:paragraph-properties style:line-height-at-least="0.55cm" fo:background-color="#ffffff"/>
      <style:text-properties fo:color="#000000"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P69" style:family="paragraph" style:parent-style-name="HTML_20_Preformatted">
      <loext:graphic-properties draw:fill="solid" draw:fill-color="#ffffff"/>
      <style:paragraph-properties style:line-height-at-least="0.55cm" fo:background-color="#ffffff"/>
      <style:text-properties fo:color="#000000" style:font-name="Times New Roman" fo:font-size="14pt" fo:language="en" fo:country="US" fo:font-style="italic" officeooo:paragraph-rsid="00092b56" style:font-size-asian="14pt" style:font-style-asian="italic" style:font-name-complex="Times New Roman1" style:font-size-complex="14pt"/>
    </style:style>
    <style:style style:name="P70" style:family="paragraph" style:parent-style-name="HTML_20_Preformatted">
      <loext:graphic-properties draw:fill="solid" draw:fill-color="#ffffff"/>
      <style:paragraph-properties style:line-height-at-least="0.55cm" fo:text-align="justify" style:justify-single-word="false" fo:background-color="#ffffff"/>
      <style:text-properties style:font-name="Times New Roman" fo:font-size="14pt" fo:language="en" fo:country="US" fo:font-style="italic" officeooo:paragraph-rsid="00092b56" style:font-size-asian="14pt" style:font-style-asian="italic" style:font-name-complex="Times New Roman1" style:font-size-complex="14pt" style:font-style-complex="italic"/>
    </style:style>
    <style:style style:name="P71" style:family="paragraph" style:parent-style-name="List_20_Paragraph" style:list-style-name="WWNum3">
      <style:paragraph-properties fo:margin-left="0cm" fo:margin-right="0cm" fo:line-height="150%" fo:text-indent="1.249cm" style:auto-text-indent="false"/>
    </style:style>
    <style:style style:name="P72" style:family="paragraph" style:parent-style-name="Table_20_Contents">
      <style:text-properties style:font-name="Times New Roman" fo:font-size="14pt" officeooo:rsid="000cc1a5" officeooo:paragraph-rsid="000cc1a5" style:font-size-asian="14pt" style:font-name-complex="Times New Roman1" style:font-size-complex="14pt"/>
    </style:style>
    <style:style style:name="P73" style:family="paragraph" style:parent-style-name="Preformatted_20_Text">
      <style:text-properties fo:font-size="9pt" style:font-size-asian="9pt" style:font-size-complex="9pt"/>
    </style:style>
    <style:style style:name="P74" style:family="paragraph" style:parent-style-name="Preformatted_20_Text">
      <style:text-properties fo:font-size="9pt" officeooo:rsid="000cc1a5" officeooo:paragraph-rsid="000cc1a5" style:font-size-asian="9pt" style:font-size-complex="9pt"/>
    </style:style>
    <style:style style:name="P75" style:family="paragraph" style:parent-style-name="Preformatted_20_Text">
      <style:text-properties style:font-name="Calibri1" fo:font-size="9pt" style:font-size-asian="9pt" style:font-name-complex="Times New Roman1" style:font-size-complex="9pt"/>
    </style:style>
    <style:style style:name="P76" style:family="paragraph" style:parent-style-name="Preformatted_20_Text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77" style:family="paragraph" style:parent-style-name="Preformatted_20_Text">
      <style:paragraph-properties fo:margin-top="0cm" fo:margin-bottom="0.499cm" loext:contextual-spacing="false"/>
    </style:style>
    <style:style style:name="P78" style:family="paragraph" style:parent-style-name="Preformatted_20_Text">
      <style:paragraph-properties fo:margin-top="0cm" fo:margin-bottom="0.499cm" loext:contextual-spacing="false"/>
      <style:text-properties fo:font-size="9pt" style:font-size-asian="9pt" style:font-size-complex="9pt"/>
    </style:style>
    <style:style style:name="T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style:font-name="Times New Roman" fo:font-size="14pt" officeooo:rsid="0007058b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style:font-name-asian="HiddenHorzOCR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style:font-size-asian="14pt" style:font-name-complex="Times New Roman1" style:font-size-complex="14pt" style:font-style-complex="italic"/>
    </style:style>
    <style:style style:name="T8" style:family="text">
      <style:text-properties style:font-name="Times New Roman" fo:font-size="13.5pt" style:font-size-asian="13.5pt" style:font-name-complex="Times New Roman1" style:font-size-complex="13.5pt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fo:color="#000000"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11" style:family="text">
      <style:text-properties fo:color="#000000" style:font-name="Times New Roman" fo:font-size="14pt" style:font-size-asian="14pt" style:font-name-complex="Times New Roman1" style:font-size-complex="14pt"/>
    </style:style>
    <style:style style:name="T12" style:family="text">
      <style:text-properties style:text-position="-42% 100%" style:font-name="Times New Roman" fo:font-size="14pt" style:font-size-asian="14pt" style:font-name-complex="Times New Roman1" style:font-size-complex="14pt"/>
    </style:style>
    <style:style style:name="T13" style:family="text">
      <style:text-properties style:text-position="-42% 100%" fo:font-size="14pt" style:font-size-asian="14pt" style:font-size-complex="14pt" style:font-style-complex="italic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style:text-position="0% 100%" style:font-name="Times New Roman" fo:font-size="14pt" style:font-size-asian="14pt" style:font-name-complex="Times New Roman1" style:font-size-complex="14pt"/>
    </style:style>
    <style:style style:name="T16" style:family="text">
      <style:text-properties style:text-position="0% 100%" style:font-name="Times New Roman" fo:font-size="14pt" style:font-size-asian="14pt" style:font-name-complex="Times New Roman1" style:font-size-complex="14pt" style:font-style-complex="italic"/>
    </style:style>
    <style:style style:name="T17" style:family="text">
      <style:text-properties officeooo:rsid="000ac82e"/>
    </style:style>
    <style:style style:name="T18" style:family="text">
      <style:text-properties officeooo:rsid="000cc1a5"/>
    </style:style>
    <style:style style:name="fr1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Министерство образования и науки Российской Федерации</text:p>
      <text:p text:style-name="P41">ФЕДЕРАЛЬНОЕ ГОСУДАРСТВЕННОЕ БЮДЖЕТНОЕ<text:line-break/>ОБРАЗОВАТЕЛЬНОЕ УЧРЕЖДЕНИЕ ВЫСШЕГО ОБРАЗОВАНИЯ</text:p>
      <text:p text:style-name="P42">«САРАТОВСКИЙ НАЦИОНАЛЬНЫЙ ИССЛЕДОВАТЕЛЬСКИЙ</text:p>
      <text:p text:style-name="P43">ГОСУДАРСТВЕННЫЙ УНИВЕРСИТЕТ</text:p>
      <text:p text:style-name="P43">ИМЕНИ Н.Г. ЧЕРНЫШЕВСКОГО»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5">ОТЧЕТ О ПРАКТИКЕ</text:p>
      <text:p text:style-name="P16"/>
      <text:p text:style-name="P14"><text:span text:style-name="T1">Студент</text:span><text:span text:style-name="T2">а</text:span><text:span text:style-name="T1"> </text:span><text:span text:style-name="T3">3</text:span><text:span text:style-name="T1"> курса факультета </text:span><text:span text:style-name="T3">КНиИТ</text:span><text:span text:style-name="T1"> направления </text:span><text:span text:style-name="T4">27.03.03 – Системный анализ и управление</text:span></text:p>
      <text:p text:style-name="P15"/>
      <text:p text:style-name="P46">Черневского Алексея Дмитриевича</text:p>
      <text:p text:style-name="P52">фамилия, имя, отчество</text:p>
      <text:p text:style-name="P47">кафедра системного анализа и автоматического управления</text:p>
      <text:p text:style-name="P52">кафедра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4">Саратов, 2017</text:p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>Тема практики:</text:p>
      <text:p text:style-name="P22">«Вычисление характеристик поглощающих цепей Маркова с непрерывным временем.»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9"><text:soft-page-break/><text:span text:style-name="T10">Задание:</text:span><text:span text:style-name="T5"><text:tab/></text:span></text:p>
      <text:p text:style-name="P24"><text:span text:style-name="T12"><text:tab/></text:span><text:span text:style-name="T15">Определить</text:span><text:span text:style-name="T12"> </text:span><text:span text:style-name="T6">поглощающую цепь Маркова с непрерывным временем и конечным числом состояний </text:span><text:span text:style-name="T6"><draw:frame draw:style-name="fr1" draw:name="Object1" text:anchor-type="as-char" svg:y="-0.441cm" svg:width="0.589cm" svg:height="0.62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, из которых первые </text:span><text:span text:style-name="T6"><draw:frame draw:style-name="fr1" draw:name="Object2" text:anchor-type="as-char" svg:y="-0.441cm" svg:width="0.474cm" svg:height="0.54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4"> </text:span><text:span text:style-name="T7">состояний являются поглощающими,</text:span><text:span text:style-name="T6"> задав произвольные инфинитезимальный оператор </text:span><text:span text:style-name="T6"><draw:frame draw:style-name="fr1" draw:name="Object3" text:anchor-type="as-char" svg:y="-0.441cm" svg:width="0.575cm" svg:height="0.549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"> и начальное распределение </text:span><text:span text:style-name="T6"><draw:frame draw:style-name="fr1" draw:name="Object4" text:anchor-type="as-char" svg:y="-0.441cm" svg:width="1.117cm" svg:height="0.563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3">.</text:span></text:p>
      <text:p text:style-name="P9"><text:span text:style-name="T16">1. </text:span><text:span text:style-name="T7">Определить матрицу</text:span><text:span text:style-name="T14"> </text:span><text:span text:style-name="T14"><draw:frame draw:style-name="fr1" draw:name="Object5" text:anchor-type="as-char" svg:y="-0.466cm" svg:width="0.868cm" svg:height="0.572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4"> </text:span><text:span text:style-name="T7">для некоторого</text:span><text:span text:style-name="T14"> <text:s/></text:span><text:span text:style-name="T14"><draw:frame draw:style-name="fr1" draw:name="Object6" text:anchor-type="as-char" svg:y="-0.439cm" svg:width="1.062cm" svg:height="0.547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9"/>
      <text:p text:style-name="P57">Код программы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1</text:p>
            <text:p text:style-name="P33">2</text:p>
            <text:p text:style-name="P33">3</text:p>
            <text:p text:style-name="P33">4</text:p>
            <text:p text:style-name="P33">5</text:p>
            <text:p text:style-name="P33">6</text:p>
            <text:p text:style-name="P33">7</text:p>
            <text:p text:style-name="P33">8</text:p>
            <text:p text:style-name="P33">9</text:p>
            <text:p text:style-name="P33">10</text:p>
            <text:p text:style-name="P33">11</text:p>
            <text:p text:style-name="P33">12</text:p>
            <text:p text:style-name="P33">13</text:p>
            <text:p text:style-name="P33">14</text:p>
            <text:p text:style-name="P33">15</text:p>
            <text:p text:style-name="P33">16</text:p>
            <text:p text:style-name="P33">17</text:p>
            <text:p text:style-name="P33">18</text:p>
            <text:p text:style-name="P33">19</text:p>
            <text:p text:style-name="P33">20</text:p>
            <text:p text:style-name="P33">21</text:p>
            <text:p text:style-name="P33">22</text:p>
          </table:table-cell>
          <table:table-cell table:style-name="Table1.B1" office:value-type="string">
            <text:p text:style-name="P33">% Инфинитозмальный оператор A <text:s/></text:p>
            <text:p text:style-name="P33">A=[ 0 <text:s text:c="5"/>0 <text:s text:c="6"/>0 <text:s text:c="4"/>0 <text:s text:c="5"/>0 <text:s text:c="5"/>0 <text:s text:c="5"/>0 <text:s text:c="3"/>0;</text:p>
            <text:p text:style-name="P33"><text:s text:c="4"/>0 <text:s text:c="5"/>0 <text:s text:c="6"/>0 <text:s text:c="4"/>0 <text:s text:c="5"/>0 <text:s text:c="5"/>0 <text:s text:c="5"/>0 <text:s text:c="3"/>0;</text:p>
            <text:p text:style-name="P33"><text:s text:c="4"/>0.3 <text:s text:c="2"/>0.21 <text:s/>-2.44 <text:s text:c="2"/>0.3 <text:s text:c="3"/>0.2 <text:s text:c="3"/>0.83 <text:s text:c="3"/>0.4 <text:s/>0.2;</text:p>
            <text:p text:style-name="P33"><text:s text:c="4"/>0.2 <text:s text:c="2"/>0.5 <text:s text:c="4"/>0.1 <text:s/>-2.35 <text:s text:c="2"/>0.45 <text:s text:c="2"/>0.1 <text:s text:c="4"/>0.1 <text:s/>0.9;</text:p>
            <text:p text:style-name="P33"><text:s text:c="4"/>0.4 <text:s text:c="2"/>0.9 <text:s text:c="4"/>0.4 <text:s text:c="2"/>0.6 <text:s text:c="2"/>-3.3 <text:s text:c="3"/>0 <text:s text:c="6"/>0.5 <text:s/>0.5;</text:p>
            <text:p text:style-name="P33"><text:s text:c="4"/>0.4 <text:s text:c="2"/>0.5 <text:s text:c="4"/>0.5 <text:s text:c="2"/>0.3 <text:s text:c="3"/>0.1 <text:s text:c="2"/>-2.7 <text:s text:c="4"/>0.4 <text:s/>0.5;</text:p>
            <text:p text:style-name="P33"><text:s text:c="4"/>0.5 <text:s text:c="2"/>0.3 <text:s text:c="4"/>0.5 <text:s text:c="2"/>0.3 <text:s text:c="3"/>0.3 <text:s text:c="3"/>1 <text:s text:c="3"/>-3.2 <text:s/>0.3;</text:p>
            <text:p text:style-name="P33"><text:s text:c="4"/>0.1 <text:s text:c="2"/>0.1 <text:s text:c="4"/>0.2 <text:s text:c="2"/>0.1 <text:s text:c="3"/>0.7 <text:s text:c="3"/>0.5 <text:s text:c="4"/>0.5 -2.2;];</text:p>
            <text:p text:style-name="P33">% мощность множествa состояний S</text:p>
            <text:p text:style-name="P33">cS=8;</text:p>
            <text:p text:style-name="P33">% Начальные распределения</text:p>
            <text:p text:style-name="P33">p0 = [0.1, 0,0.2,0,0.05,0.3,0.25,0.1];</text:p>
            <text:p text:style-name="P33">pr0= [0.2,0,0.2,0.25,0.05,0.3];</text:p>
            <text:p text:style-name="P33">pr01= [0.1 0.1 0.2 0.1 0.3 0.2];</text:p>
            <text:p text:style-name="P33"/>
            <text:p text:style-name="P33">% 1. Вычислить матрицу P^(t) для некоторого t &gt; 0. {{{</text:p>
            <text:p text:style-name="P33">% Время</text:p>
            <text:p text:style-name="P33">t=5;</text:p>
            <text:p text:style-name="P33">% Матрица переходных вероятностей P^(t) за время t определяется выражением <text:span text:style-name="T17">(с матричной экспонентой):</text:span></text:p>
            <text:p text:style-name="P33">Pt=exp<text:span text:style-name="T17">m</text:span>(A * t)</text:p>
          </table:table-cell>
        </table:table-row>
      </table:table>
      <text:p text:style-name="P59"/>
      <text:p text:style-name="P59"/>
      <text:p text:style-name="P59"/>
      <text:p text:style-name="P59"/>
      <text:p text:style-name="P59"/>
      <text:p text:style-name="P60"><text:soft-page-break/>Результаты работы программы:</text:p>
      <table:table table:name="Table2" table:style-name="Table2">
        <table:table-column table:style-name="Table2.A"/>
        <table:table-row>
          <table:table-cell table:style-name="Table2.A1" office:value-type="string">
            <text:section text:style-name="Sect1" text:name="console_container">
              <text:section text:style-name="Sect1" text:name="console_output_container">
                <text:p text:style-name="P76"><text:bookmark text:name="console"/>Pt =</text:p>
                <text:p text:style-name="P32"/>
                <text:p text:style-name="P32"><text:s text:c="3"/>1.00000 <text:s text:c="2"/>0.00000 <text:s text:c="2"/>0.00000 <text:s text:c="2"/>0.00000 <text:s text:c="2"/>0.00000 <text:s text:c="2"/>0.00000 <text:s text:c="2"/>0.00000 <text:s text:c="2"/>0.00000</text:p>
                <text:p text:style-name="P32"><text:s text:c="3"/>0.00000 <text:s text:c="2"/>1.00000 <text:s text:c="2"/>0.00000 <text:s text:c="2"/>0.00000 <text:s text:c="2"/>0.00000 <text:s text:c="2"/>0.00000 <text:s text:c="2"/>0.00000 <text:s text:c="2"/>0.00000</text:p>
                <text:p text:style-name="P32"><text:s text:c="3"/>0.45389 <text:s text:c="2"/>0.51096 <text:s text:c="2"/>0.00555 <text:s text:c="2"/>0.00516 <text:s text:c="2"/>0.00436 <text:s text:c="2"/>0.00695 <text:s text:c="2"/>0.00472 <text:s text:c="2"/>0.00842</text:p>
                <text:p text:style-name="P32"><text:s text:c="3"/>0.37256 <text:s text:c="2"/>0.59305 <text:s text:c="2"/>0.00542 <text:s text:c="2"/>0.00505 <text:s text:c="2"/>0.00427 <text:s text:c="2"/>0.00679 <text:s text:c="2"/>0.00462 <text:s text:c="2"/>0.00824</text:p>
                <text:p text:style-name="P32"><text:s text:c="3"/>0.37673 <text:s text:c="2"/>0.59650 <text:s text:c="2"/>0.00422 <text:s text:c="2"/>0.00393 <text:s text:c="2"/>0.00332 <text:s text:c="2"/>0.00529 <text:s text:c="2"/>0.00359 <text:s text:c="2"/>0.00641</text:p>
                <text:p text:style-name="P32"><text:s text:c="3"/>0.43197 <text:s text:c="2"/>0.53691 <text:s text:c="2"/>0.00491 <text:s text:c="2"/>0.00456 <text:s text:c="2"/>0.00386 <text:s text:c="2"/>0.00615 <text:s text:c="2"/>0.00418 <text:s text:c="2"/>0.00745</text:p>
                <text:p text:style-name="P32"><text:s text:c="3"/>0.46916 <text:s text:c="2"/>0.49954 <text:s text:c="2"/>0.00494 <text:s text:c="2"/>0.00459 <text:s text:c="2"/>0.00388 <text:s text:c="2"/>0.00619 <text:s text:c="2"/>0.00420 <text:s text:c="2"/>0.00750</text:p>
                <text:p text:style-name="P78"><text:s text:c="3"/>0.42298 <text:s text:c="2"/>0.53734 <text:s text:c="2"/>0.00626 <text:s text:c="2"/>0.00582 <text:s text:c="2"/>0.00492 <text:s text:c="2"/>0.00784 <text:s text:c="2"/>0.00533 <text:s text:c="2"/>0.0095<text:span text:style-name="T18">1</text:span></text:p>
              </text:section>
            </text:section>
            <text:p text:style-name="P35"/>
          </table:table-cell>
        </table:table-row>
      </table:table>
      <text:p text:style-name="P25"/>
      <text:list xml:id="list7498262811138270187" text:style-name="WWNum3">
        <text:list-item>
          <text:p text:style-name="P71"><text:span text:style-name="T6">Вычислить абсолютное распределение вероятностей цепи </text:span><text:span text:style-name="T6"><draw:frame draw:style-name="fr2" draw:name="Object7" text:anchor-type="as-char" svg:width="0.459cm" svg:height="0.582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7"> в некоторый момент времени </text:span><text:span text:style-name="T7"><draw:frame draw:style-name="fr2" draw:name="Object8" text:anchor-type="as-char" svg:width="0.305cm" svg:height="0.459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7">.</text:span></text:p>
        </text:list-item>
      </text:list>
      <text:p text:style-name="P61">Код программы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3">1</text:p>
            <text:p text:style-name="P33">2</text:p>
            <text:p text:style-name="P33">3</text:p>
            <text:p text:style-name="P33">4</text:p>
            <text:p text:style-name="P33">5</text:p>
            <text:p text:style-name="P33">6</text:p>
            <text:p text:style-name="P33">7</text:p>
            <text:p text:style-name="P33">8</text:p>
            <text:p text:style-name="P33">9</text:p>
            <text:p text:style-name="P33">10</text:p>
            <text:p text:style-name="P33">11</text:p>
            <text:p text:style-name="P33">12</text:p>
            <text:p text:style-name="P33">13</text:p>
          </table:table-cell>
          <table:table-cell table:style-name="Table3.B1" office:value-type="string">
            <text:p text:style-name="P33">% длительность пребывания цепи в множестве Z до ее перехода в одно из состояний множества Y .</text:p>
            <text:p text:style-name="P33">Sigma=0;</text:p>
            <text:p text:style-name="P33"/>
            <text:p text:style-name="P33">for s=1:8</text:p>
            <text:p text:style-name="P33"><text:s text:c="8"/>for r=1:8</text:p>
            <text:p text:style-name="P33"><text:s text:c="16"/>Sigma += p0(r) * Pt(r, s);</text:p>
            <text:p text:style-name="P33"><text:s text:c="16"/>pst(s) = Sigma;</text:p>
            <text:p text:style-name="P33"><text:s text:c="8"/>end <text:s text:c="4"/></text:p>
            <text:p text:style-name="P33">end <text:s text:c="5"/></text:p>
            <text:p text:style-name="P33"/>
            <text:p text:style-name="P33">% Ответ</text:p>
            <text:p text:style-name="P33">pst;</text:p>
          </table:table-cell>
        </table:table-row>
      </table:table>
      <text:p text:style-name="P49"/>
      <text:p text:style-name="P48"/>
      <text:p text:style-name="P13"><text:span text:style-name="T6"><text:tab/></text:span><text:span text:style-name="T5">Результаты работы программы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6"><text:bookmark text:name="console1"/>pst =</text:p>
            <text:p text:style-name="P32"/>
            <text:p text:style-name="P78"><text:s text:c="3"/>0.49879 <text:s text:c="2"/>0.97050 <text:s text:c="2"/>0.97516 <text:s text:c="2"/>0.97948 <text:s text:c="2"/>0.98314 <text:s text:c="2"/>0.98897 <text:s text:c="2"/>0.99293 <text:s text:c="2"/>1.00000</text:p>
          </table:table-cell>
        </table:table-row>
      </table:table>
      <text:p text:style-name="P54"/>
      <text:p text:style-name="P17"/>
      <text:p text:style-name="P21"/>
      <text:p text:style-name="P63"/>
      <text:p text:style-name="P63"/>
      <text:p text:style-name="P10"><text:soft-page-break/><text:span text:style-name="T15">3.</text:span><text:span text:style-name="T12"> </text:span><text:span text:style-name="T6">Определить параметры </text:span><text:span text:style-name="T6"><draw:frame draw:style-name="fr2" draw:name="Object9" text:anchor-type="as-char" svg:width="5.937cm" svg:height="0.674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4"> </text:span><text:span text:style-name="T7">соответствующей минимальной цепи Маркова.</text:span></text:p>
      <text:p text:style-name="P26"/>
      <text:p text:style-name="P61">Код программы:</text:p>
      <text:p text:style-name="P5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3">1</text:p>
            <text:p text:style-name="P33">2</text:p>
            <text:p text:style-name="P33">3</text:p>
            <text:p text:style-name="P33">4</text:p>
            <text:p text:style-name="P33">5</text:p>
            <text:p text:style-name="P33">6</text:p>
            <text:p text:style-name="P33">7</text:p>
            <text:p text:style-name="P33">8</text:p>
          </table:table-cell>
          <table:table-cell table:style-name="Table5.B1" office:value-type="string">
            <text:p text:style-name="P33"><text:s/>for n=1:6</text:p>
            <text:p text:style-name="P33"><text:s text:c="8"/>alphar(n)=A(n+2,n+2);</text:p>
            <text:p text:style-name="P33">end</text:p>
            <text:p text:style-name="P33"/>
            <text:p text:style-name="P33">alphar</text:p>
            <text:p text:style-name="P33">delta=0.2;</text:p>
            <text:p text:style-name="P33">P=exp<text:span text:style-name="T18">m</text:span>(A*delta);</text:p>
            <text:p text:style-name="P33">P</text:p>
          </table:table-cell>
        </table:table-row>
      </table:table>
      <text:p text:style-name="P27"/>
      <text:p text:style-name="P13"><text:span text:style-name="T8"><text:tab/></text:span><text:span text:style-name="T5">Результаты работы программы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4">alphar = [-2.4400, -2.3500, -3.3000, -2.7000, -3.2000, -2.2000]</text:p>
            <text:p text:style-name="P74"/>
            <text:p text:style-name="P74"><text:bookmark text:name="console2"/>P =</text:p>
            <text:p text:style-name="P32"/>
            <text:p text:style-name="P32"><text:s text:c="3"/>1.00000 <text:s text:c="2"/>0.00000 <text:s text:c="2"/>0.00000 <text:s text:c="2"/>0.00000 <text:s text:c="2"/>0.00000 <text:s text:c="2"/>0.00000 <text:s text:c="2"/>0.00000 <text:s text:c="2"/>0.00000</text:p>
            <text:p text:style-name="P32"><text:s text:c="3"/>0.00000 <text:s text:c="2"/>1.00000 <text:s text:c="2"/>0.00000 <text:s text:c="2"/>0.00000 <text:s text:c="2"/>0.00000 <text:s text:c="2"/>0.00000 <text:s text:c="2"/>0.00000 <text:s text:c="2"/>0.00000</text:p>
            <text:p text:style-name="P32"><text:s text:c="3"/>0.05838 <text:s text:c="2"/>0.04718 <text:s text:c="2"/>0.62386 <text:s text:c="2"/>0.04408 <text:s text:c="2"/>0.02910 <text:s text:c="2"/>0.10694 <text:s text:c="2"/>0.05308 <text:s text:c="2"/>0.03739</text:p>
            <text:p text:style-name="P32"><text:s text:c="3"/>0.03861 <text:s text:c="2"/>0.08968 <text:s text:c="2"/>0.01889 <text:s text:c="2"/>0.63128 <text:s text:c="2"/>0.06009 <text:s text:c="2"/>0.02096 <text:s text:c="2"/>0.02116 <text:s text:c="2"/>0.11933</text:p>
            <text:p text:style-name="P32"><text:s text:c="3"/>0.06710 <text:s text:c="2"/>0.14145 <text:s text:c="2"/>0.05086 <text:s text:c="2"/>0.07296 <text:s text:c="2"/>0.52702 <text:s text:c="2"/>0.01386 <text:s text:c="2"/>0.05862 <text:s text:c="2"/>0.06813</text:p>
            <text:p text:style-name="P32"><text:s text:c="3"/>0.07002 <text:s text:c="2"/>0.08612 <text:s text:c="2"/>0.06522 <text:s text:c="2"/>0.04165 <text:s text:c="2"/>0.01980 <text:s text:c="2"/>0.59658 <text:s text:c="2"/>0.05151 <text:s text:c="2"/>0.06911</text:p>
            <text:p text:style-name="P32"><text:s text:c="3"/>0.08555 <text:s text:c="2"/>0.06026 <text:s text:c="2"/>0.06615 <text:s text:c="2"/>0.04302 <text:s text:c="2"/>0.03858 <text:s text:c="2"/>0.11950 <text:s text:c="2"/>0.53862 <text:s text:c="2"/>0.04833</text:p>
            <text:p text:style-name="P78"><text:s text:c="3"/>0.02890 <text:s text:c="2"/>0.03355 <text:s text:c="2"/>0.03553 <text:s text:c="2"/>0.02287 <text:s text:c="2"/>0.08537 <text:s text:c="2"/>0.07083 <text:s text:c="2"/>0.06677 <text:s text:c="2"/>0.65618</text:p>
          </table:table-cell>
        </table:table-row>
      </table:table>
      <text:p text:style-name="P54"/>
      <text:p text:style-name="P17"/>
      <text:p text:style-name="P12"><text:span text:style-name="T6">4. Вычислить условные вероятности поглощения цепи </text:span><text:span text:style-name="T6"><draw:frame draw:style-name="fr1" draw:name="Object10" text:anchor-type="as-char" svg:y="-0.441cm" svg:width="0.474cm" svg:height="0.549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7"> в состояниях </text:span><text:span text:style-name="T7"><draw:frame draw:style-name="fr2" draw:name="Object11" text:anchor-type="as-char" svg:width="1.071cm" svg:height="0.52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7"> при начале эволюции из состояния </text:span><text:span text:style-name="T7"><draw:frame draw:style-name="fr2" draw:name="Object12" text:anchor-type="as-char" svg:width="1.254cm" svg:height="0.52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30"/>
      <text:p text:style-name="P30">Код программы:</text:p>
      <text:p text:style-name="P5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4">1</text:p>
            <text:p text:style-name="P34">2</text:p>
            <text:p text:style-name="P34">3</text:p>
            <text:p text:style-name="P34">4</text:p>
            <text:p text:style-name="P34">5</text:p>
            <text:p text:style-name="P34">6</text:p>
            <text:p text:style-name="P34"><text:soft-page-break/>7</text:p>
            <text:p text:style-name="P34">8</text:p>
            <text:p text:style-name="P36">9</text:p>
            <text:p text:style-name="P36">10</text:p>
            <text:p text:style-name="P36">11</text:p>
            <text:p text:style-name="P36">12</text:p>
            <text:p text:style-name="P36">13</text:p>
            <text:p text:style-name="P36">14</text:p>
            <text:p text:style-name="P36">15</text:p>
            <text:p text:style-name="P36">16</text:p>
            <text:p text:style-name="P36">17</text:p>
            <text:p text:style-name="P36">18</text:p>
            <text:p text:style-name="P36">19</text:p>
          </table:table-cell>
          <table:table-cell table:style-name="Table7.B1" office:value-type="string">
            <text:p text:style-name="P36">for r=1:6</text:p>
            <text:p text:style-name="P36"><text:s text:c="8"/>for s=1:6</text:p>
            <text:p text:style-name="P36"><text:s text:c="16"/>R(r,s)=P(r+2,s+2);</text:p>
            <text:p text:style-name="P36"><text:s text:c="8"/>end</text:p>
            <text:p text:style-name="P36">end</text:p>
            <text:p text:style-name="P36">R;</text:p>
            <text:p text:style-name="P36"><text:soft-page-break/></text:p>
            <text:p text:style-name="P36">for r=1:6</text:p>
            <text:p text:style-name="P36"><text:s text:c="8"/>for s=1:2</text:p>
            <text:p text:style-name="P36"><text:s text:c="16"/>H(r,s)=P(r+2,s);</text:p>
            <text:p text:style-name="P36"><text:s text:c="8"/>end</text:p>
            <text:p text:style-name="P36">end</text:p>
            <text:p text:style-name="P36"/>
            <text:p text:style-name="P36">H;</text:p>
            <text:p text:style-name="P36">I=eye(6);</text:p>
            <text:p text:style-name="P36">M=(I-R)^(-1);</text:p>
            <text:p text:style-name="P36">M</text:p>
            <text:p text:style-name="P36"/>
            <text:p text:style-name="P36">B=M*H</text:p>
          </table:table-cell>
        </table:table-row>
      </table:table>
      <text:p text:style-name="P18"/>
      <text:p text:style-name="P64">Результаты работы программы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2"><text:bookmark text:name="console3"/>M =</text:p>
            <text:p text:style-name="P32"/>
            <text:p text:style-name="P32"><text:s text:c="3"/>3.28460 <text:s text:c="2"/>0.84610 <text:s text:c="2"/>0.64659 <text:s text:c="2"/>1.38678 <text:s text:c="2"/>0.82350 <text:s text:c="2"/>1.17347</text:p>
            <text:p text:style-name="P32"><text:s text:c="3"/>0.69905 <text:s text:c="2"/>3.23958 <text:s text:c="2"/>0.84074 <text:s text:c="2"/>0.86793 <text:s text:c="2"/>0.66939 <text:s text:c="2"/>1.63554</text:p>
            <text:p text:style-name="P32"><text:s text:c="3"/>0.73933 <text:s text:c="2"/>0.82526 <text:s text:c="2"/>2.55267 <text:s text:c="2"/>0.72680 <text:s text:c="2"/>0.68984 <text:s text:c="2"/>1.11570</text:p>
            <text:p text:style-name="P32"><text:s text:c="3"/>0.91991 <text:s text:c="2"/>0.74937 <text:s text:c="2"/>0.56871 <text:s text:c="2"/>3.21802 <text:s text:c="2"/>0.74898 <text:s text:c="2"/>1.22495</text:p>
            <text:p text:style-name="P32"><text:s text:c="3"/>0.93468 <text:s text:c="2"/>0.77150 <text:s text:c="2"/>0.63628 <text:s text:c="2"/>1.31004 <text:s text:c="2"/>2.70222 <text:s text:c="2"/>1.13866</text:p>
            <text:p text:style-name="P32"><text:s text:c="3"/>0.94055 <text:s text:c="2"/>0.81205 <text:s text:c="2"/>0.99727 <text:s text:c="2"/>1.29890 <text:s text:c="2"/>0.98001 <text:s text:c="2"/>3.88904</text:p>
            <text:p text:style-name="P32"/>
            <text:p text:style-name="P32">B =</text:p>
            <text:p text:style-name="P32"/>
            <text:p text:style-name="P32"><text:s text:c="3"/>0.46927 <text:s text:c="2"/>0.53073</text:p>
            <text:p text:style-name="P32"><text:s text:c="3"/>0.38761 <text:s text:c="2"/>0.61239</text:p>
            <text:p text:style-name="P32"><text:s text:c="3"/>0.38844 <text:s text:c="2"/>0.61156</text:p>
            <text:p text:style-name="P32"><text:s text:c="3"/>0.44558 <text:s text:c="2"/>0.55442</text:p>
            <text:p text:style-name="P32"><text:s text:c="3"/>0.48285 <text:s text:c="2"/>0.51715</text:p>
            <text:p text:style-name="P78"><text:s text:c="3"/>0.44034 <text:s text:c="2"/>0.55966</text:p>
          </table:table-cell>
        </table:table-row>
      </table:table>
      <text:p text:style-name="P55"/>
      <text:p text:style-name="P17"/>
      <text:p text:style-name="P3"><text:span text:style-name="T11">5. Вычислить вероятности поглощения цепи </text:span><text:span text:style-name="T11"><draw:frame draw:style-name="fr2" draw:name="Object13" text:anchor-type="as-char" svg:width="0.459cm" svg:height="0.582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1"> в состояниях </text:span><text:span text:style-name="T11"><draw:frame draw:style-name="fr2" draw:name="Object14" text:anchor-type="as-char" svg:width="1.071cm" svg:height="0.52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7">. </text:span></text:p>
      <text:p text:style-name="P17"/>
      <text:p text:style-name="P30">Код программы:</text:p>
      <text:p text:style-name="P3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4">1</text:p>
            <text:p text:style-name="P34">2</text:p>
            <text:p text:style-name="P34">3</text:p>
            <text:p text:style-name="P34"><text:soft-page-break/>4</text:p>
            <text:p text:style-name="P34">5</text:p>
            <text:p text:style-name="P34">6</text:p>
          </table:table-cell>
          <table:table-cell table:style-name="Table9.B1" office:value-type="string">
            <text:p text:style-name="P36">for s=1:2 <text:s text:c="148"/></text:p>
            <text:p text:style-name="P36"><text:s text:c="8"/>for r=1:6</text:p>
            <text:p text:style-name="P36"><text:s text:c="16"/>vs(s)= pr0(r)*B(r,s);</text:p>
            <text:p text:style-name="P36"><text:soft-page-break/><text:s text:c="8"/>end</text:p>
            <text:p text:style-name="P36">end</text:p>
            <text:p text:style-name="P36">vs</text:p>
          </table:table-cell>
        </table:table-row>
      </table:table>
      <text:p text:style-name="P65">Результаты работы программы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2"><text:bookmark text:name="console4"/>vs =</text:p>
            <text:p text:style-name="P78"><text:s text:c="3"/>0.13210 <text:s text:c="2"/>0.16790</text:p>
          </table:table-cell>
        </table:table-row>
      </table:table>
      <text:p text:style-name="P4"><text:span text:style-name="T11">6. Вычислить м.о. длительности пребывания цепи в невозвратном состоянии </text:span><text:span text:style-name="T11"><draw:frame draw:style-name="fr1" draw:name="Object15" text:anchor-type="as-char" svg:y="-0.441cm" svg:width="3.09cm" svg:height="0.626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. </text:span></text:p>
      <text:p text:style-name="P5"/>
      <text:p text:style-name="P30">Код программы: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72">1</text:p>
            <text:p text:style-name="P72">2</text:p>
            <text:p text:style-name="P72">3</text:p>
            <text:p text:style-name="P72">4</text:p>
          </table:table-cell>
          <table:table-cell table:style-name="Table21.B1" office:value-type="string">
            <text:p text:style-name="P72">for r = 3 : 8 <text:s text:c="144"/></text:p>
            <text:p text:style-name="P72"><text:s text:c="8"/>Epsigmas = p0 * M(r);</text:p>
            <text:p text:style-name="P72">end</text:p>
            <text:p text:style-name="P72">Epsigmas</text:p>
          </table:table-cell>
        </table:table-row>
      </table:table>
      <text:p text:style-name="P13"><text:span text:style-name="T6"><text:tab/></text:span><text:span text:style-name="T5">Результаты работы программы: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32"><text:bookmark text:name="console5"/><text:span text:style-name="T9">Epsigmas =</text:span></text:p>
            <text:p text:style-name="P78"><text:s text:c="3"/>0.32396 <text:s text:c="2"/>0.00000 <text:s text:c="2"/>0.64792 <text:s text:c="2"/>0.00000 <text:s text:c="2"/>0.16198 <text:s text:c="2"/>0.97187 <text:s text:c="2"/>0.80989 <text:s text:c="2"/>0.32396</text:p>
          </table:table-cell>
        </table:table-row>
      </table:table>
      <text:p text:style-name="P17"/>
      <text:p text:style-name="P17"/>
      <text:p text:style-name="P4"><text:span text:style-name="T11">7. Вычислить условное м.о. числа заходов цепи в невозвратное состояние </text:span><text:span text:style-name="T11"><draw:frame draw:style-name="fr2" draw:name="Object16" text:anchor-type="as-char" svg:width="0.337cm" svg:height="0.429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7"> от момента начала эволюции цепи из невозвратного состояния </text:span><text:span text:style-name="T7"><draw:frame draw:style-name="fr2" draw:name="Object17" text:anchor-type="as-char" svg:width="0.337cm" svg:height="0.36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7"> до поглощения </text:span><text:span text:style-name="T7"><draw:frame draw:style-name="fr2" draw:name="Object18" text:anchor-type="as-char" svg:width="3.366cm" svg:height="0.674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1">. </text:span></text:p>
      <text:p text:style-name="P5"/>
      <text:p text:style-name="P30">Код программы: 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7">1</text:p>
            <text:p text:style-name="P37">2</text:p>
            <text:p text:style-name="P37">3</text:p>
            <text:p text:style-name="P37">4</text:p>
            <text:p text:style-name="P37">5</text:p>
            <text:p text:style-name="P37">6</text:p>
            <text:p text:style-name="P37">7</text:p>
            <text:p text:style-name="P37">8</text:p>
            <text:p text:style-name="P37">9</text:p>
            <text:p text:style-name="P37">10</text:p>
          </table:table-cell>
          <table:table-cell table:style-name="Table11.B1" office:value-type="string">
            <text:p text:style-name="P37">for r=1:6</text:p>
            <text:p text:style-name="P37"><text:s text:c="8"/>betas(r)=1/alphar(r);</text:p>
            <text:p text:style-name="P37">end <text:s text:c="4"/></text:p>
            <text:p text:style-name="P37">betas;</text:p>
            <text:p text:style-name="P37">for r=1:6</text:p>
            <text:p text:style-name="P37"><text:s text:c="8"/>for s=1:6</text:p>
            <text:p text:style-name="P37"><text:s text:c="16"/>Erros(r,s)=(M(r,s)*delta)/betas(s);</text:p>
            <text:p text:style-name="P37"><text:s text:c="8"/>end</text:p>
            <text:p text:style-name="P37">end <text:s text:c="4"/></text:p>
            <text:p text:style-name="P37">Erros</text:p>
          </table:table-cell>
        </table:table-row>
      </table:table>
      <text:p text:style-name="P62"><text:soft-page-break/>Результаты работы программы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2"><text:bookmark text:name="console6"/>Erros =</text:p>
            <text:p text:style-name="P32"><text:s text:c="3"/>1.60288 <text:s text:c="2"/>0.39767 <text:s text:c="2"/>0.42675 <text:s text:c="2"/>0.74886 <text:s text:c="2"/>0.52704 <text:s text:c="2"/>0.51633</text:p>
            <text:p text:style-name="P32"><text:s text:c="3"/>0.34113 <text:s text:c="2"/>1.52260 <text:s text:c="2"/>0.55489 <text:s text:c="2"/>0.46868 <text:s text:c="2"/>0.42841 <text:s text:c="2"/>0.71964</text:p>
            <text:p text:style-name="P32"><text:s text:c="3"/>0.36079 <text:s text:c="2"/>0.38787 <text:s text:c="2"/>1.68476 <text:s text:c="2"/>0.39247 <text:s text:c="2"/>0.44150 <text:s text:c="2"/>0.49091</text:p>
            <text:p text:style-name="P32"><text:s text:c="3"/>0.44891 <text:s text:c="2"/>0.35220 <text:s text:c="2"/>0.37535 <text:s text:c="2"/>1.73773 <text:s text:c="2"/>0.47935 <text:s text:c="2"/>0.53898</text:p>
            <text:p text:style-name="P32"><text:s text:c="3"/>0.45612 <text:s text:c="2"/>0.36260 <text:s text:c="2"/>0.41994 <text:s text:c="2"/>0.70742 <text:s text:c="2"/>1.72942 <text:s text:c="2"/>0.50101</text:p>
            <text:p text:style-name="P78"><text:s text:c="3"/>0.45899 <text:s text:c="2"/>0.38166 <text:s text:c="2"/>0.65820 <text:s text:c="2"/>0.70140 <text:s text:c="2"/>0.62721 <text:s text:c="2"/>1.71118</text:p>
          </table:table-cell>
        </table:table-row>
      </table:table>
      <text:p text:style-name="P20"/>
      <text:p text:style-name="P4"><text:span text:style-name="T7">8. </text:span><text:span text:style-name="T11">Вычислить условное м.о. длительности пребывания цепи в невозвратном состоянии </text:span><text:span text:style-name="T11"><draw:frame draw:style-name="fr2" draw:name="Object19" text:anchor-type="as-char" svg:width="0.337cm" svg:height="0.429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7"> при начале эволюции из невозвратного состояния </text:span><text:span text:style-name="T7"><draw:frame draw:style-name="fr2" draw:name="Object20" text:anchor-type="as-char" svg:width="0.337cm" svg:height="0.367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7"> до поглощения </text:span><text:span text:style-name="T7"><draw:frame draw:style-name="fr2" draw:name="Object21" text:anchor-type="as-char" svg:width="4.163cm" svg:height="0.674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1">. </text:span></text:p>
      <text:p text:style-name="P6"/>
      <text:p text:style-name="P67">Код программы: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8">1</text:p>
            <text:p text:style-name="P38">2</text:p>
            <text:p text:style-name="P38">3</text:p>
            <text:p text:style-name="P38">4</text:p>
            <text:p text:style-name="P38">5</text:p>
            <text:p text:style-name="P38">6</text:p>
          </table:table-cell>
          <table:table-cell table:style-name="Table13.B1" office:value-type="string">
            <text:p text:style-name="P38">for r=1:6</text:p>
            <text:p text:style-name="P38"><text:s text:c="12"/>for s=1:6</text:p>
            <text:p text:style-name="P38"><text:s text:c="20"/>Ersigmas(r,s)=M(r,s)*delta;</text:p>
            <text:p text:style-name="P38"><text:s text:c="12"/>end</text:p>
            <text:p text:style-name="P38">end</text:p>
            <text:p text:style-name="P38">Ersigmas</text:p>
          </table:table-cell>
        </table:table-row>
      </table:table>
      <text:p text:style-name="P68"/>
      <text:p text:style-name="P68"/>
      <text:p text:style-name="P62">Результаты работы программы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2"><text:bookmark text:name="console7"/>Ersigmas =</text:p>
            <text:p text:style-name="P32"><text:s text:c="3"/>0.65692 <text:s text:c="2"/>0.16922 <text:s text:c="2"/>0.12932 <text:s text:c="2"/>0.27736 <text:s text:c="2"/>0.16470 <text:s text:c="2"/>0.23469</text:p>
            <text:p text:style-name="P32"><text:s text:c="3"/>0.13981 <text:s text:c="2"/>0.64792 <text:s text:c="2"/>0.16815 <text:s text:c="2"/>0.17359 <text:s text:c="2"/>0.13388 <text:s text:c="2"/>0.32711</text:p>
            <text:p text:style-name="P32"><text:s text:c="3"/>0.14787 <text:s text:c="2"/>0.16505 <text:s text:c="2"/>0.51053 <text:s text:c="2"/>0.14536 <text:s text:c="2"/>0.13797 <text:s text:c="2"/>0.22314</text:p>
            <text:p text:style-name="P32"><text:s text:c="3"/>0.18398 <text:s text:c="2"/>0.14987 <text:s text:c="2"/>0.11374 <text:s text:c="2"/>0.64360 <text:s text:c="2"/>0.14980 <text:s text:c="2"/>0.24499</text:p>
            <text:p text:style-name="P32"><text:s text:c="3"/>0.18694 <text:s text:c="2"/>0.15430 <text:s text:c="2"/>0.12726 <text:s text:c="2"/>0.26201 <text:s text:c="2"/>0.54044 <text:s text:c="2"/>0.22773</text:p>
            <text:p text:style-name="P78"><text:s text:c="3"/>0.18811 <text:s text:c="2"/>0.16241 <text:s text:c="2"/>0.19945 <text:s text:c="2"/>0.25978 <text:s text:c="2"/>0.19600 <text:s text:c="2"/>0.77781</text:p>
          </table:table-cell>
        </table:table-row>
      </table:table>
      <text:p text:style-name="P28"/>
      <text:p text:style-name="P3"><text:span text:style-name="T7">9. Вычислить условное м.о. длительности пребывания цепи в невозвратном состоянии </text:span><text:span text:style-name="T7"><draw:frame draw:style-name="fr1" draw:name="Object22" text:anchor-type="as-char" svg:y="-0.439cm" svg:width="0.439cm" svg:height="0.54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7"> до перехода в множество </text:span><text:span text:style-name="T7"><draw:frame draw:style-name="fr1" draw:name="Object23" text:anchor-type="as-char" svg:y="-0.439cm" svg:width="0.543cm" svg:height="0.54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7">, при различных начальных распределениях </text:span><text:span text:style-name="T7"><draw:frame draw:style-name="fr1" draw:name="Object24" text:anchor-type="as-char" svg:y="-0.439cm" svg:width="1.117cm" svg:height="0.561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7">.</text:span></text:p>
      <text:p text:style-name="P1"/>
      <text:p text:style-name="P67">Код программы: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9">1</text:p>
            <text:p text:style-name="P39">2</text:p>
            <text:p text:style-name="P39">3</text:p>
            <text:p text:style-name="P39">4</text:p>
            <text:p text:style-name="P39">5</text:p>
          </table:table-cell>
          <table:table-cell table:style-name="Table15.B1" office:value-type="string">
            <text:p text:style-name="P39">Ep0sigmas=0;</text:p>
            <text:p text:style-name="P39">for r=1:6</text:p>
            <text:p text:style-name="P39"><text:s text:c="8"/>Ep0sigmas+=pr0(r)*Ersigmas(r);</text:p>
            <text:p text:style-name="P39">end </text:p>
            <text:p text:style-name="P39">Ep0sigmas</text:p>
          </table:table-cell>
        </table:table-row>
      </table:table>
      <text:p text:style-name="P68"><text:soft-page-break/></text:p>
      <text:p text:style-name="P2"/>
      <text:p text:style-name="P64">Результаты работы программы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75"><text:bookmark text:name="console11"/>Ep0sigmas = <text:s/>0.27273<text:bookmark text:name="console8"/></text:p>
          </table:table-cell>
        </table:table-row>
      </table:table>
      <text:p text:style-name="P11"/>
      <text:p text:style-name="P3"><text:span text:style-name="T7">10. Вычислить условное м.о. длительности пребывания цепи в множестве </text:span><text:span text:style-name="T7"><draw:frame draw:style-name="fr2" draw:name="Object25" text:anchor-type="as-char" svg:width="0.459cm" svg:height="0.49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7"> до перехода в </text:span><text:span text:style-name="T7"><draw:frame draw:style-name="fr2" draw:name="Object26" text:anchor-type="as-char" svg:width="0.429cm" svg:height="0.49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7">, при начале эволюции из </text:span><text:span text:style-name="T7"><draw:frame draw:style-name="fr2" draw:name="Object27" text:anchor-type="as-char" svg:width="3.366cm" svg:height="0.674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7">.</text:span></text:p>
      <text:p text:style-name="P7"/>
      <text:p text:style-name="P67">Код программы:</text:p>
      <text:p text:style-name="P70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9">1</text:p>
            <text:p text:style-name="P39">2</text:p>
            <text:p text:style-name="P39">3</text:p>
            <text:p text:style-name="P39">4</text:p>
            <text:p text:style-name="P39">5</text:p>
            <text:p text:style-name="P39">6</text:p>
            <text:p text:style-name="P39">7</text:p>
            <text:p text:style-name="P39">8</text:p>
          </table:table-cell>
          <table:table-cell table:style-name="Table17.B1" office:value-type="string">
            <text:p text:style-name="P39">Ersigmaz=0;</text:p>
            <text:p text:style-name="P39">for r=1:6</text:p>
            <text:p text:style-name="P39"><text:s text:c="8"/>for v=1:6</text:p>
            <text:p text:style-name="P39"><text:s text:c="16"/>Sigma+=M(r,v)*delta;</text:p>
            <text:p text:style-name="P39"><text:s text:c="8"/>end</text:p>
            <text:p text:style-name="P39"><text:s text:c="8"/>Ersigmaz(r)=Sigma;</text:p>
            <text:p text:style-name="P39">end</text:p>
            <text:p text:style-name="P39">Ersigmaz</text:p>
          </table:table-cell>
        </table:table-row>
      </table:table>
      <text:p text:style-name="P8"/>
      <text:p text:style-name="P64">Результаты работы программы: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76"><text:bookmark text:name="console12"/>Ersigmaz =</text:p>
            <text:p text:style-name="P78"><text:s text:c="4"/>2.6322 <text:s text:c="3"/>4.2227 <text:s text:c="3"/>5.5526 <text:s text:c="3"/>7.0386 <text:s text:c="3"/>8.5372 <text:s text:c="2"/>10.3208</text:p>
          </table:table-cell>
        </table:table-row>
      </table:table>
      <text:p text:style-name="P19"/>
      <text:p text:style-name="P3"><text:span text:style-name="T7">11. Вычислить м.о. длительности пребывания цепи в множестве </text:span><text:span text:style-name="T7"><draw:frame draw:style-name="fr2" draw:name="Object28" text:anchor-type="as-char" svg:width="0.459cm" svg:height="0.49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7"> до перехода в множество </text:span><text:span text:style-name="T7"><draw:frame draw:style-name="fr2" draw:name="Object29" text:anchor-type="as-char" svg:width="0.429cm" svg:height="0.49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7"> при различных начальных распределениях </text:span><text:span text:style-name="T7"><draw:frame draw:style-name="fr2" draw:name="Object30" text:anchor-type="as-char" svg:width="1.041cm" svg:height="0.642cm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7">.</text:span></text:p>
      <text:p text:style-name="P17"/>
      <text:p text:style-name="P67">Код программы:</text:p>
      <text:p text:style-name="P69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39">1</text:p>
            <text:p text:style-name="P39">2</text:p>
            <text:p text:style-name="P39">3</text:p>
            <text:p text:style-name="P39">4</text:p>
            <text:p text:style-name="P39">5</text:p>
          </table:table-cell>
          <table:table-cell table:style-name="Table19.B1" office:value-type="string">
            <text:p text:style-name="P39">Ep0sigmaz=0;</text:p>
            <text:p text:style-name="P39">for r=1:6</text:p>
            <text:p text:style-name="P39"><text:s text:c="8"/>Ep0sigmaz+=pr0(r)*Ersigmaz(r);</text:p>
            <text:p text:style-name="P39">end </text:p>
            <text:p text:style-name="P39">Ep0sigmaz;</text:p>
          </table:table-cell>
        </table:table-row>
      </table:table>
      <text:p text:style-name="P66">Результаты работы программы: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77"><text:bookmark text:name="console13"/>Ep0sigmaz = <text:s/>6.9197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iddenHorzOCR" svg:font-family="HiddenHorzOCR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25%" fo:text-align="start" style:justify-single-word="false" fo:orphans="2" fo:widows="2" fo:hyphenation-ladder-count="no-limit" fo:text-indent="1.251cm" style:auto-text-indent="false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margin-left="0cm" fo:margin-right="0cm" fo:line-height="150%" fo:text-indent="0cm" style:auto-text-indent="false"/>
    </style:style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1.429cm" fo:margin-left="1.429cm"/>
        </style:list-level-properties>
      </text:list-level-style-number>
      <text:list-level-style-number text:level="2" style:num-format="1" text:start-value="1268" text:display-levels="2">
        <style:list-level-properties text:list-level-position-and-space-mode="label-alignment">
          <style:list-level-label-alignment text:label-followed-by="listtab" fo:text-indent="-1.429cm" fo:margin-left="1.93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429cm" fo:margin-left="2.43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41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5.55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6.69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7.8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yashevaYS</meta:initial-creator>
    <meta:editing-cycles>10</meta:editing-cycles>
    <meta:creation-date>2017-11-16T09:45:00</meta:creation-date>
    <dc:date>2018-04-23T16:01:53.357414994</dc:date>
    <meta:editing-duration>PT6H34M54S</meta:editing-duration>
    <meta:generator>LibreOffice/5.1.6.2$Linux_X86_64 LibreOffice_project/10m0$Build-2</meta:generator>
    <meta:document-statistic meta:table-count="22" meta:image-count="0" meta:object-count="30" meta:page-count="9" meta:paragraph-count="309" meta:word-count="953" meta:character-count="7601" meta:non-whitespace-character-count="55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tyle mathsize="12pt">
        <msub>
          <mi>c</mi>
          <mstyle mathsize="8pt">
            <mi>s</mi>
          </mstyle>
        </msub>
      </mstyle>
      <mrow/>
    </mrow>
    <annotation encoding="StarMath 5.0"> size 12{c rSub { size 8{s} } } {}</annotation>
  </semantics>
</math>
</file>

<file path=Object 10/content.xml><?xml version="1.0" encoding="utf-8"?>
<math xmlns="http://www.w3.org/1998/Math/MathML" display="block">
  <semantics>
    <mrow>
      <mstyle mathsize="12pt">
        <mi>ζ</mi>
      </mstyle>
      <mrow/>
    </mrow>
    <annotation encoding="StarMath 5.0"> size 12{ζ} {}</annotation>
  </semantics>
</math>
</file>

<file path=Object 11/content.xml><?xml version="1.0" encoding="utf-8"?>
<math xmlns="http://www.w3.org/1998/Math/MathML" display="block">
  <semantics>
    <mrow>
      <mstyle mathsize="12pt">
        <mrow>
          <mi>s</mi>
          <mo stretchy="false">∈</mo>
          <mi>Y</mi>
        </mrow>
      </mstyle>
      <mrow/>
    </mrow>
    <annotation encoding="StarMath 5.0"> size 12{s in Y} {}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i>r</mi>
            <mo stretchy="false">∈</mo>
            <mi>Z</mi>
          </mrow>
          <mtext>.</mtext>
        </mrow>
      </mstyle>
      <mrow/>
    </mrow>
    <annotation encoding="StarMath 5.0"> size 12{r in Z "." } {}</annotation>
  </semantics>
</math>
</file>

<file path=Object 13/content.xml><?xml version="1.0" encoding="utf-8"?>
<math xmlns="http://www.w3.org/1998/Math/MathML" display="block">
  <semantics>
    <mrow>
      <mstyle mathsize="12pt">
        <mi>ζ</mi>
      </mstyle>
      <mrow/>
    </mrow>
    <annotation encoding="StarMath 5.0"> size 12{ζ} {}</annotation>
  </semantics>
</math>
</file>

<file path=Object 14/content.xml><?xml version="1.0" encoding="utf-8"?>
<math xmlns="http://www.w3.org/1998/Math/MathML" display="block">
  <semantics>
    <mrow>
      <mstyle mathsize="12pt">
        <mrow>
          <mi>s</mi>
          <mo stretchy="false">∈</mo>
          <mi>Y</mi>
        </mrow>
      </mstyle>
      <mrow/>
    </mrow>
    <annotation encoding="StarMath 5.0"> size 12{s in Y} {}</annotation>
  </semantics>
</math>
</file>

<file path=Object 15/content.xml><?xml version="1.0" encoding="utf-8"?>
<math xmlns="http://www.w3.org/1998/Math/MathML" display="block">
  <semantics>
    <mrow>
      <mstyle mathsize="12pt">
        <mrow>
          <mi>r</mi>
          <mi>,</mi>
          <mspace width="0.5em"/>
          <mrow>
            <mi>r</mi>
            <mo stretchy="false">=</mo>
            <mrow>
              <mi>k</mi>
              <mo stretchy="false">+</mo>
              <mn>1</mn>
            </mrow>
          </mrow>
          <mtext>.</mtext>
          <mo stretchy="false">…</mo>
          <mi>,</mi>
          <msub>
            <mi>c</mi>
            <mstyle mathsize="8pt">
              <mi>s</mi>
            </mstyle>
          </msub>
        </mrow>
      </mstyle>
      <mrow/>
    </mrow>
    <annotation encoding="StarMath 5.0"> size 12{r,`r=k+1 "."  dotslow ,c rSub { size 8{s} } } {}</annotation>
  </semantics>
</math>
</file>

<file path=Object 16/content.xml><?xml version="1.0" encoding="utf-8"?>
<math xmlns="http://www.w3.org/1998/Math/MathML" display="block">
  <semantics>
    <mrow>
      <mstyle mathsize="12pt">
        <mi>s</mi>
      </mstyle>
      <mrow/>
    </mrow>
    <annotation encoding="StarMath 5.0"> size 12{s} {}</annotation>
  </semantics>
</math>
</file>

<file path=Object 17/content.xml><?xml version="1.0" encoding="utf-8"?>
<math xmlns="http://www.w3.org/1998/Math/MathML" display="block">
  <semantics>
    <mrow>
      <mstyle mathsize="12pt">
        <mi>r</mi>
      </mstyle>
      <mrow/>
    </mrow>
    <annotation encoding="StarMath 5.0"> size 12{r} {}</annotation>
  </semantics>
</math>
</file>

<file path=Object 18/content.xml><?xml version="1.0" encoding="utf-8"?>
<math xmlns="http://www.w3.org/1998/Math/MathML" display="block">
  <semantics>
    <mrow>
      <mstyle mathsize="12pt">
        <mrow>
          <mi>r</mi>
          <mi>,</mi>
          <mspace width="0.5em"/>
          <mrow>
            <mi>s</mi>
            <mo stretchy="false">=</mo>
            <mrow>
              <mi>k</mi>
              <mo stretchy="false">+</mo>
              <mn>1</mn>
            </mrow>
          </mrow>
          <mtext>.</mtext>
          <mo stretchy="false">…</mo>
          <mi>,</mi>
          <msub>
            <mi>c</mi>
            <mstyle mathsize="8pt">
              <mi>s</mi>
            </mstyle>
          </msub>
        </mrow>
      </mstyle>
      <mrow/>
    </mrow>
    <annotation encoding="StarMath 5.0"> size 12{r,`s=k+1 "."  dotslow ,c rSub { size 8{s} } } {}</annotation>
  </semantics>
</math>
</file>

<file path=Object 19/content.xml><?xml version="1.0" encoding="utf-8"?>
<math xmlns="http://www.w3.org/1998/Math/MathML" display="block">
  <semantics>
    <mrow>
      <mstyle mathsize="12pt">
        <mi>s</mi>
      </mstyle>
      <mrow/>
    </mrow>
    <annotation encoding="StarMath 5.0"> size 12{s} {}</annotation>
  </semantics>
</math>
</file>

<file path=Object 2/content.xml><?xml version="1.0" encoding="utf-8"?>
<math xmlns="http://www.w3.org/1998/Math/MathML" display="block">
  <semantics>
    <mrow>
      <mstyle mathsize="12pt">
        <mi>k</mi>
      </mstyle>
      <mrow/>
    </mrow>
    <annotation encoding="StarMath 5.0"> size 12{k} {}</annotation>
  </semantics>
</math>
</file>

<file path=Object 20/content.xml><?xml version="1.0" encoding="utf-8"?>
<math xmlns="http://www.w3.org/1998/Math/MathML" display="block">
  <semantics>
    <mrow>
      <mstyle mathsize="12pt">
        <mi>r</mi>
      </mstyle>
      <mrow/>
    </mrow>
    <annotation encoding="StarMath 5.0"> size 12{r} {}</annotation>
  </semantics>
</math>
</file>

<file path=Object 21/content.xml><?xml version="1.0" encoding="utf-8"?>
<math xmlns="http://www.w3.org/1998/Math/MathML" display="block">
  <semantics>
    <mrow>
      <mstyle mathsize="12pt">
        <mrow>
          <mi>r</mi>
          <mi>,</mi>
          <mspace width="2em"/>
          <mi>r</mi>
          <mi>,</mi>
          <mspace width="0.5em"/>
          <mrow>
            <mi>s</mi>
            <mo stretchy="false">=</mo>
            <mrow>
              <mi>k</mi>
              <mo stretchy="false">+</mo>
              <mn>1</mn>
            </mrow>
          </mrow>
          <mtext>.</mtext>
          <mo stretchy="false">…</mo>
          <mi>,</mi>
          <msub>
            <mi>c</mi>
            <mstyle mathsize="8pt">
              <mi>s</mi>
            </mstyle>
          </msub>
        </mrow>
      </mstyle>
      <mrow/>
    </mrow>
    <annotation encoding="StarMath 5.0"> size 12{r,~r,`s=k+1 "."  dotslow ,c rSub { size 8{s} } } {}</annotation>
  </semantics>
</math>
</file>

<file path=Object 22/content.xml><?xml version="1.0" encoding="utf-8"?>
<math xmlns="http://www.w3.org/1998/Math/MathML" display="block">
  <semantics>
    <mrow>
      <mstyle mathsize="12pt">
        <mi>s</mi>
      </mstyle>
      <mrow/>
    </mrow>
    <annotation encoding="StarMath 5.0"> size 12{s} {}</annotation>
  </semantics>
</math>
</file>

<file path=Object 23/content.xml><?xml version="1.0" encoding="utf-8"?>
<math xmlns="http://www.w3.org/1998/Math/MathML" display="block">
  <semantics>
    <mrow>
      <mstyle mathsize="12pt">
        <mi>Y</mi>
      </mstyle>
      <mrow/>
    </mrow>
    <annotation encoding="StarMath 5.0"> size 12{Y} {}</annotation>
  </semantics>
</math>
</file>

<file path=Object 24/content.xml><?xml version="1.0" encoding="utf-8"?>
<math xmlns="http://www.w3.org/1998/Math/MathML" display="block">
  <semantics>
    <mrow>
      <mstyle mathsize="12pt">
        <mrow>
          <mi>p</mi>
          <mo stretchy="false">(</mo>
          <mn>0</mn>
          <mo stretchy="false">)</mo>
        </mrow>
      </mstyle>
      <mrow/>
    </mrow>
    <annotation encoding="StarMath 5.0"> size 12{p \( 0 \) } {}</annotation>
  </semantics>
</math>
</file>

<file path=Object 25/content.xml><?xml version="1.0" encoding="utf-8"?>
<math xmlns="http://www.w3.org/1998/Math/MathML" display="block">
  <semantics>
    <mrow>
      <mstyle mathsize="12pt">
        <mi>Z</mi>
      </mstyle>
      <mrow/>
    </mrow>
    <annotation encoding="StarMath 5.0"> size 12{Z} {}</annotation>
  </semantics>
</math>
</file>

<file path=Object 26/content.xml><?xml version="1.0" encoding="utf-8"?>
<math xmlns="http://www.w3.org/1998/Math/MathML" display="block">
  <semantics>
    <mrow>
      <mstyle mathsize="12pt">
        <mi>Y</mi>
      </mstyle>
      <mrow/>
    </mrow>
    <annotation encoding="StarMath 5.0"> size 12{Y} {}</annotation>
  </semantics>
</math>
</file>

<file path=Object 27/content.xml><?xml version="1.0" encoding="utf-8"?>
<math xmlns="http://www.w3.org/1998/Math/MathML" display="block">
  <semantics>
    <mrow>
      <mstyle mathsize="12pt">
        <mrow>
          <mi>r</mi>
          <mi>,</mi>
          <mspace width="0.5em"/>
          <mrow>
            <mi>r</mi>
            <mo stretchy="false">=</mo>
            <mrow>
              <mi>k</mi>
              <mo stretchy="false">+</mo>
              <mn>1</mn>
            </mrow>
          </mrow>
          <mtext>.</mtext>
          <mo stretchy="false">…</mo>
          <mi>,</mi>
          <msub>
            <mi>c</mi>
            <mstyle mathsize="8pt">
              <mi>s</mi>
            </mstyle>
          </msub>
        </mrow>
      </mstyle>
      <mrow/>
    </mrow>
    <annotation encoding="StarMath 5.0"> size 12{r,`r=k+1 "."  dotslow ,c rSub { size 8{s} } } {}</annotation>
  </semantics>
</math>
</file>

<file path=Object 28/content.xml><?xml version="1.0" encoding="utf-8"?>
<math xmlns="http://www.w3.org/1998/Math/MathML" display="block">
  <semantics>
    <mrow>
      <mstyle mathsize="12pt">
        <mi>Z</mi>
      </mstyle>
      <mrow/>
    </mrow>
    <annotation encoding="StarMath 5.0"> size 12{Z} {}</annotation>
  </semantics>
</math>
</file>

<file path=Object 29/content.xml><?xml version="1.0" encoding="utf-8"?>
<math xmlns="http://www.w3.org/1998/Math/MathML" display="block">
  <semantics>
    <mrow>
      <mstyle mathsize="12pt">
        <mi>Y</mi>
      </mstyle>
      <mrow/>
    </mrow>
    <annotation encoding="StarMath 5.0"> size 12{Y} {}</annotation>
  </semantics>
</math>
</file>

<file path=Object 3/content.xml><?xml version="1.0" encoding="utf-8"?>
<math xmlns="http://www.w3.org/1998/Math/MathML" display="block">
  <semantics>
    <mrow>
      <mstyle mathsize="12pt">
        <mi>A</mi>
      </mstyle>
      <mrow/>
    </mrow>
    <annotation encoding="StarMath 5.0"> size 12{A} {}</annotation>
  </semantics>
</math>
</file>

<file path=Object 30/content.xml><?xml version="1.0" encoding="utf-8"?>
<math xmlns="http://www.w3.org/1998/Math/MathML" display="block">
  <semantics>
    <mrow>
      <mstyle mathsize="12pt">
        <mrow>
          <mi>p</mi>
          <mo stretchy="false">(</mo>
          <mn>0</mn>
          <mo stretchy="false">)</mo>
        </mrow>
      </mstyle>
      <mrow/>
    </mrow>
    <annotation encoding="StarMath 5.0"> size 12{p \( 0 \) } {}</annotation>
  </semantics>
</math>
</file>

<file path=Object 4/content.xml><?xml version="1.0" encoding="utf-8"?>
<math xmlns="http://www.w3.org/1998/Math/MathML" display="block">
  <semantics>
    <mrow>
      <mstyle mathsize="12pt">
        <mrow>
          <mi>p</mi>
          <mo stretchy="false">(</mo>
          <mn>0</mn>
          <mo stretchy="false">)</mo>
        </mrow>
      </mstyle>
      <mrow/>
    </mrow>
    <annotation encoding="StarMath 5.0"> size 12{p \( 0 \) } {}</annotation>
  </semantics>
</math>
</file>

<file path=Object 5/content.xml><?xml version="1.0" encoding="utf-8"?>
<math xmlns="http://www.w3.org/1998/Math/MathML" display="block">
  <semantics>
    <mrow>
      <mstyle mathsize="12pt">
        <msup>
          <mi>P</mi>
          <mstyle mathsize="8pt">
            <mrow>
              <mo stretchy="false">(</mo>
              <mi>t</mi>
              <mo stretchy="false">)</mo>
            </mrow>
          </mstyle>
        </msup>
      </mstyle>
      <mrow/>
    </mrow>
    <annotation encoding="StarMath 5.0"> size 12{P rSup { size 8{ \( t \) } }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i>t</mi>
            <mo stretchy="false">&gt;</mo>
            <mn>0</mn>
          </mrow>
          <mtext>.</mtext>
        </mrow>
      </mstyle>
      <mrow/>
    </mrow>
    <annotation encoding="StarMath 5.0"> size 12{t&gt;0 "." } {}</annotation>
  </semantics>
</math>
</file>

<file path=Object 7/content.xml><?xml version="1.0" encoding="utf-8"?>
<math xmlns="http://www.w3.org/1998/Math/MathML" display="block">
  <semantics>
    <mrow>
      <mstyle mathsize="12pt">
        <mi>ζ</mi>
      </mstyle>
      <mrow/>
    </mrow>
    <annotation encoding="StarMath 5.0"> size 12{ζ} {}</annotation>
  </semantics>
</math>
</file>

<file path=Object 8/content.xml><?xml version="1.0" encoding="utf-8"?>
<math xmlns="http://www.w3.org/1998/Math/MathML" display="block">
  <semantics>
    <mrow>
      <mstyle mathsize="12pt">
        <mi>t</mi>
      </mstyle>
      <mrow/>
    </mrow>
    <annotation encoding="StarMath 5.0"> size 12{t} {}</annotation>
  </semantics>
</math>
</file>

<file path=Object 9/content.xml><?xml version="1.0" encoding="utf-8"?>
<math xmlns="http://www.w3.org/1998/Math/MathML" display="block">
  <semantics>
    <mrow>
      <mstyle mathsize="12pt">
        <mrow>
          <mo stretchy="false">(</mo>
          <msub>
            <mi>α</mi>
            <mstyle mathsize="8pt">
              <mi>r</mi>
            </mstyle>
          </msub>
          <mi>,</mi>
          <mspace width="0.5em"/>
          <mrow>
            <mi>r</mi>
            <mo stretchy="false">∈</mo>
            <mi>Z</mi>
          </mrow>
          <mi>,</mi>
          <mspace width="0.5em"/>
          <mrow>
            <mi>P</mi>
            <mo stretchy="false">=</mo>
            <mo stretchy="false">(</mo>
          </mrow>
          <msub>
            <mi>p</mi>
            <mstyle mathsize="8pt">
              <mstyle mathvariant="italic">
                <mtext>rs</mtext>
              </mstyle>
            </mstyle>
          </msub>
          <mo stretchy="false">)</mo>
          <mi>,</mi>
          <mspace width="0.5em"/>
          <mi>r</mi>
          <mi>,</mi>
          <mspace width="0.5em"/>
          <mrow>
            <mi>s</mi>
            <mo stretchy="false">∈</mo>
            <mi>S</mi>
          </mrow>
          <mo stretchy="false">)</mo>
        </mrow>
      </mstyle>
      <mrow/>
    </mrow>
    <annotation encoding="StarMath 5.0"> size 12{ \( α rSub { size 8{r} } ,`r in Z,`P= \( p rSub { size 8{ ital "rs"} }  \) ,`r,`s in S \) } {}</annotation>
  </semantics>
</math>
</file>